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新北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7984" calcext:value-type="float">
            <text:p>7,98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149" calcext:value-type="float">
            <text:p>8,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50" calcext:value-type="float">
            <text:p>8,150</text:p>
          </table:table-cell>
          <table:table-cell table:style-name="ce3" office:value-type="float" office:value="4847" calcext:value-type="float">
            <text:p>4,847</text:p>
          </table:table-cell>
          <table:table-cell table:style-name="ce3" office:value-type="float" office:value="12997" calcext:value-type="float">
            <text:p>12,997</text:p>
          </table:table-cell>
          <table:table-cell table:style-name="ce4" office:value-type="string" calcext:value-type="string">
            <text:p>62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石門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基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鹿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乾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芝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8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庄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坪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4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茂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錫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店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淡水區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1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屯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賢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蕃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48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寮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竿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59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島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春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鄧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文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元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八里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0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米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訊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荖阡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罟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林口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57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5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63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3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麗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9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1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麗園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泰山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51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科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35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學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友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貴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貴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貴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五股區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0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更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賢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州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6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股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貿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蘆洲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62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樓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鷺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恆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得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得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重區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2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化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谷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0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安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通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江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奕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培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煇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發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盛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樂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順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莊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58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20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化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基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信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思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全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90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9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言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丹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祥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3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福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全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樹林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0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64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獇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生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人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坡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3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順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鶯歌區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58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26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鶯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44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49.5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0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7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78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板橋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3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留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流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松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黃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挹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漢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純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聯翠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翠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滿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翠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柏翠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翠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翠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翠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嵐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懷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墘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丘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丘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鄉雲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浮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僑中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觀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歡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聚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崑崙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堂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和區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5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連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連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枋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廟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善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磘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河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本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3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文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灰磘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積穗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冠穗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樂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士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永和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67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勵行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豫溪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9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得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貞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智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店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土城區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6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祖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8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沛陂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5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3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風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9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貨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士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化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6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廷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峯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壽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峽區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76" calcext:value-type="float">
            <text:p>476</text:p>
          </table:table-cell>
          <table:table-cell table:style-name="ce4" office:value-type="string" calcext:value-type="string">
            <text:p>57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峽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弘道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舘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鳶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2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3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礁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添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添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寮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插角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有木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3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崙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店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3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張南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張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忍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陵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柴埕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67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玫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塗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粗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屈尺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直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深坑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昇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仲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石碇區</text:p>
          </table:table-cell>
          <table:table-cell table:style-name="ce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碇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邊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格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坪林區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粗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烏來區</text:p>
          </table:table-cell>
          <table:table-cell table:style-name="ce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036" calcext:value-type="float">
            <text:p>2,036</text:p>
          </table:table-cell>
          <table:table-cell table:style-name="ce4" office:value-type="string" calcext:value-type="string">
            <text:p>69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治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48" calcext:value-type="float">
            <text:p>548</text:p>
          </table:table-cell>
          <table:table-cell table:style-name="ce4" office:value-type="string" calcext:value-type="string">
            <text:p>69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來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賢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string" calcext:value-type="string">
            <text:p>64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63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山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39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磺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兩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里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基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吼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野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磺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底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脚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幅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汐止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3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禮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鄉長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北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拱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烘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峰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蓮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環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平溪區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薯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嶺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分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望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瑞芳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爪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坪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弓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猴硐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碩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天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傑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基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頌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瓜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銅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濓洞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濓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鼻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雙溪區</text:p>
          </table:table-cell>
          <table:table-cell table:style-name="ce2"/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牡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源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魚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貢寮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貢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真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北市" style:display-name="PageStyle_新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5</meta:creation-date>
    <meta:initial-creator>Apache POI</meta:initial-creator>
    <meta:generator>LibreOffice/6.0.7.3$Linux_X86_64 LibreOffice_project/00m0$Build-3</meta:generator>
    <meta:document-statistic meta:table-count="1" meta:cell-count="20200" meta:object-count="0"/>
  </office:meta>
</office:document-meta>
</file>